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1ea5a7e030" style:family="table" style:master-page-name="ta-mp-0x7f1ea5a7e030">
      <style:table-properties table:display="true" style:writing-mode="lr-tb"/>
    </style:style>
    <style:style style:name="ta-0x7f1ea5a7e220" style:family="table" style:master-page-name="ta-mp-0x7f1ea5a7e220">
      <style:table-properties table:display="true" style:writing-mode="lr-tb"/>
    </style:style>
    <style:style style:name="ta-0x7f1ea5a7e410" style:family="table" style:master-page-name="ta-mp-0x7f1ea5a7e410">
      <style:table-properties table:display="true" style:writing-mode="lr-tb"/>
    </style:style>
    <style:style style:name="ta-0x7f1ea5a7e600" style:family="table" style:master-page-name="ta-mp-0x7f1ea5a7e600">
      <style:table-properties table:display="true" style:writing-mode="lr-tb"/>
    </style:style>
    <style:style style:name="ta-0x7f1ea5a7e7f0" style:family="table" style:master-page-name="ta-mp-0x7f1ea5a7e7f0">
      <style:table-properties table:display="true" style:writing-mode="lr-tb"/>
    </style:style>
    <style:style style:name="ta-0x7f1ea5a7e9e0" style:family="table" style:master-page-name="ta-mp-0x7f1ea5a7e9e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1ea5a998a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ea5a9965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ea5a9a56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ea5a9a43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ea5a994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ea5a9c5c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ea5a9bed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1ea5a995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ea5a9c6e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ea5a9a1e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ea5a9c81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ea5a9c93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ea5a9af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1ea5a9ca60" style:family="table-cell" style:data-style-name="ND.0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ea5a9bff8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1ea5a9a8d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ea5a9aea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1ea5a9a68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ea5a99f9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1ea5a9a7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ea5a9a0c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ea5a99d4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ea5a99af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ea5a99c2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ea5a9a3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1ea5a9ad78" style:family="table-cell" style:data-style-name="ND.0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ea5a9ab28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1ea5a9ac5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ea5a9aa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1ea5a9b6b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ea5a9b34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1ea5a9bb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ea5a9b7e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ea5a9ba3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ea5a9b0f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ea5a9b59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ea5a99e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1ea5a9b468" style:family="table-cell" style:data-style-name="ND.0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ea5a9b908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1ea5a9b21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ea5a9bd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1ea5a9c49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ea5a9c37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1ea5a999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ea5a9c24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ea5a9c12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ea5a9978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ea5a9bc8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ea5a9cb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1ea5a9ccb0" style:family="table-cell" style:data-style-name="ND.0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ea5a9cdd8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1ea5a9cf0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ea5a9d0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1ea627e00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ea627e13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1ea5a9d1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ea627e25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ea627e38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ea627e4a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ea627e5d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ea627e6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1ea627e820" style:family="table-cell" style:data-style-name="ND.0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ea627e948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1ea627ea7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ea627eb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OL-1" style:family="table-column">
      <style:table-column-properties style:column-width="108.75pt" style:use-optimal-column-width="true"/>
    </style:style>
    <style:style style:name="ACOL-2" style:family="table-column"/>
    <style:style style:name="ACOL-3" style:family="table-column">
      <style:table-column-properties style:column-width="166.11pt" style:use-optimal-column-width="true"/>
    </style:style>
    <style:style style:name="ACOL-4" style:family="table-column">
      <style:table-column-properties style:column-width="190.50pt" style:use-optimal-column-width="true"/>
    </style:style>
    <style:style style:name="ACOL-5" style:family="table-column">
      <style:table-column-properties style:column-width="187.50pt" style:use-optimal-column-width="true"/>
    </style:style>
    <style:style style:name="ACOL-6" style:family="table-column">
      <style:table-column-properties style:column-width="116.25pt" style:use-optimal-column-width="true"/>
    </style:style>
    <style:style style:name="ACOL-7" style:family="table-column">
      <style:table-column-properties style:column-width="67.50pt" style:use-optimal-column-width="true"/>
    </style:style>
    <style:style style:name="ACOL-8" style:family="table-column">
      <style:table-column-properties style:column-width="65.25pt" style:use-optimal-column-width="true"/>
    </style:style>
    <style:style style:name="ACOL-9" style:family="table-column">
      <style:table-column-properties style:column-width="173.25pt" style:use-optimal-column-width="fals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1ea5a7e03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1ea5a998a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1ea5a99658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1ea5a9a560" office:value-type="string">
            <text:p>variantProduct</text:p>
          </table:table-cell>
          <table:table-cell table:number-columns-repeated="127" table:style-name="Gnumeric-default"/>
        </table:table-row>
        <table:table-row table:style-name="AROW-2">
          <table:table-cell table:style-name="ACE-0x7f1ea5a9a43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2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1_TestData" table:style-name="ta-0x7f1ea5a7e220" table:print="false">
        <office:forms form:automatic-focus="false" form:apply-design-mode="false">
          <form:form/>
        </office:forms>
        <table:table-column table:default-cell-style-name="ACE-0x7f1ea5a99530" table:style-name="ACOL-3"/>
        <table:table-column table:default-cell-style-name="ACE-0x7f1ea5a99530" table:style-name="ACOL-4"/>
        <table:table-column table:default-cell-style-name="ACE-0x7f1ea5a99530" table:style-name="ACOL-5"/>
        <table:table-column table:default-cell-style-name="ACE-0x7f1ea5a99530" table:style-name="ACOL-6"/>
        <table:table-column table:default-cell-style-name="ACE-0x7f1ea5a9a8d8" table:style-name="ACOL-7"/>
        <table:table-column table:default-cell-style-name="ACE-0x7f1ea5a99530" table:style-name="ACOL-8"/>
        <table:table-column table:default-cell-style-name="ACE-0x7f1ea5a99530" table:style-name="ACOL-9"/>
        <table:table-column table:default-cell-style-name="ACE-0x7f1ea5a99530" table:style-name="ACOL-0" table:number-columns-repeated="121"/>
        <table:table-row table:style-name="AROW-2">
          <table:table-cell table:style-name="ACE-0x7f1ea5a9c5c0" office:value-type="string">
            <text:p>User Name</text:p>
          </table:table-cell>
          <table:table-cell table:style-name="ACE-0x7f1ea5a9c6e8" office:value-type="string">
            <text:p>Password</text:p>
          </table:table-cell>
          <table:table-cell table:style-name="ACE-0x7f1ea5a9c810" office:value-type="string">
            <text:p>SearchTextName</text:p>
          </table:table-cell>
          <table:table-cell table:style-name="ACE-0x7f1ea5a9c938" office:value-type="string">
            <text:p>Device Catg</text:p>
          </table:table-cell>
          <table:table-cell table:style-name="ACE-0x7f1ea5a9ca60" office:value-type="string">
            <text:p>prodQuantity</text:p>
          </table:table-cell>
          <table:table-cell table:number-columns-repeated="123" table:style-name="ACE-0x7f1ea5a99530"/>
        </table:table-row>
        <table:table-row table:style-name="AROW-2">
          <table:table-cell table:style-name="ACE-0x7f1ea5a9bed0" office:value-type="string">
            <text:p>testapiuser@shopclues.com</text:p>
          </table:table-cell>
          <table:table-cell table:style-name="ACE-0x7f1ea5a9a1e8" office:value-type="string">
            <text:p>e10adc3949ba59abbe56e057f20f883e</text:p>
          </table:table-cell>
          <table:table-cell table:style-name="ACE-0x7f1ea5a9a1e8" office:value-type="string">
            <text:p>MoserBaer 8GB USB Pen Drive Swiel</text:p>
          </table:table-cell>
          <table:table-cell table:style-name="ACE-0x7f1ea5a9a1e8" office:value-type="string">
            <text:p>Storage Device Special</text:p>
          </table:table-cell>
          <table:table-cell table:style-name="ACE-0x7f1ea5a9bff8" office:value-type="string">
            <text:p>0</text:p>
          </table:table-cell>
          <table:table-cell table:style-name="ACE-0x7f1ea5a9aea0"/>
          <table:table-cell table:number-columns-repeated="122" table:style-name="ACE-0x7f1ea5a99530"/>
        </table:table-row>
        <table:table-row table:style-name="AROW-4">
          <table:table-cell table:number-columns-repeated="3" table:style-name="ACE-0x7f1ea5a99530"/>
          <table:table-cell table:style-name="ACE-0x7f1ea5a9afc8"/>
          <table:table-cell table:style-name="ACE-0x7f1ea5a9a8d8"/>
          <table:table-cell table:number-columns-repeated="123" table:style-name="ACE-0x7f1ea5a9953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1_TestData'.$A$1"/>
          <table:named-expression table:name="Sheet_Title" table:expression="of:=&quot;MQA1_TestData&quot;" table:base-cell-address="$'MQA1_TestData'.$A$1"/>
        </table:named-expressions>
        <gnm:selections gnm:cursor-col="0" gnm:cursor-row="0">
          <gnm:selection gnm:start-col="0" gnm:start-row="0" gnm:end-col="4" gnm:end-row="0"/>
        </gnm:selections>
      </table:table>
      <table:table table:name="MQA2_TestData" table:style-name="ta-0x7f1ea5a7e410" table:print="false">
        <office:forms form:automatic-focus="false" form:apply-design-mode="false">
          <form:form/>
        </office:forms>
        <table:table-column table:default-cell-style-name="ACE-0x7f1ea5a9a7b0" table:style-name="ACOL-3"/>
        <table:table-column table:default-cell-style-name="ACE-0x7f1ea5a9a7b0" table:style-name="ACOL-4"/>
        <table:table-column table:default-cell-style-name="ACE-0x7f1ea5a9a7b0" table:style-name="ACOL-5"/>
        <table:table-column table:default-cell-style-name="ACE-0x7f1ea5a9a7b0" table:style-name="ACOL-6"/>
        <table:table-column table:default-cell-style-name="ACE-0x7f1ea5a9ac50" table:style-name="ACOL-7"/>
        <table:table-column table:default-cell-style-name="ACE-0x7f1ea5a9a7b0" table:style-name="ACOL-8"/>
        <table:table-column table:default-cell-style-name="ACE-0x7f1ea5a9a7b0" table:style-name="ACOL-9"/>
        <table:table-column table:default-cell-style-name="ACE-0x7f1ea5a9a7b0" table:style-name="ACOL-0" table:number-columns-repeated="121"/>
        <table:table-row table:style-name="AROW-2">
          <table:table-cell table:style-name="ACE-0x7f1ea5a9a688" office:value-type="string">
            <text:p>User Name</text:p>
          </table:table-cell>
          <table:table-cell table:style-name="ACE-0x7f1ea5a9a0c0" office:value-type="string">
            <text:p>Password</text:p>
          </table:table-cell>
          <table:table-cell table:style-name="ACE-0x7f1ea5a99af8" office:value-type="string">
            <text:p>SearchTextName</text:p>
          </table:table-cell>
          <table:table-cell table:style-name="ACE-0x7f1ea5a99c20" office:value-type="string">
            <text:p>Device Catg</text:p>
          </table:table-cell>
          <table:table-cell table:style-name="ACE-0x7f1ea5a9ad78" office:value-type="string">
            <text:p>prodQuantity</text:p>
          </table:table-cell>
          <table:table-cell table:number-columns-repeated="123" table:style-name="ACE-0x7f1ea5a9a7b0"/>
        </table:table-row>
        <table:table-row table:style-name="AROW-2">
          <table:table-cell table:style-name="ACE-0x7f1ea5a99f98" office:value-type="string">
            <text:p>testapiuser@shopclues.com</text:p>
          </table:table-cell>
          <table:table-cell table:style-name="ACE-0x7f1ea5a99d48" office:value-type="string">
            <text:p>e10adc3949ba59abbe56e057f20f883e</text:p>
          </table:table-cell>
          <table:table-cell table:style-name="ACE-0x7f1ea5a99d48" office:value-type="string">
            <text:p>MoserBaer 8GB USB Pen Drive Swiel</text:p>
          </table:table-cell>
          <table:table-cell table:style-name="ACE-0x7f1ea5a99d48" office:value-type="string">
            <text:p>Storage Device Special</text:p>
          </table:table-cell>
          <table:table-cell table:style-name="ACE-0x7f1ea5a9ab28" office:value-type="string">
            <text:p>0</text:p>
          </table:table-cell>
          <table:table-cell table:style-name="ACE-0x7f1ea5a9aa00"/>
          <table:table-cell table:number-columns-repeated="122" table:style-name="ACE-0x7f1ea5a9a7b0"/>
        </table:table-row>
        <table:table-row table:style-name="AROW-4">
          <table:table-cell table:number-columns-repeated="3" table:style-name="ACE-0x7f1ea5a9a7b0"/>
          <table:table-cell table:style-name="ACE-0x7f1ea5a9a310"/>
          <table:table-cell table:style-name="ACE-0x7f1ea5a9ac50"/>
          <table:table-cell table:number-columns-repeated="123" table:style-name="ACE-0x7f1ea5a9a7b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2_TestData'.$A$1"/>
          <table:named-expression table:name="Sheet_Title" table:expression="of:=&quot;MQA2_TestData&quot;" table:base-cell-address="$'M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3_TestData" table:style-name="ta-0x7f1ea5a7e600" table:print="false">
        <office:forms form:automatic-focus="false" form:apply-design-mode="false">
          <form:form/>
        </office:forms>
        <table:table-column table:default-cell-style-name="ACE-0x7f1ea5a9bb58" table:style-name="ACOL-3"/>
        <table:table-column table:default-cell-style-name="ACE-0x7f1ea5a9bb58" table:style-name="ACOL-4"/>
        <table:table-column table:default-cell-style-name="ACE-0x7f1ea5a9bb58" table:style-name="ACOL-5"/>
        <table:table-column table:default-cell-style-name="ACE-0x7f1ea5a9bb58" table:style-name="ACOL-6"/>
        <table:table-column table:default-cell-style-name="ACE-0x7f1ea5a9b218" table:style-name="ACOL-7"/>
        <table:table-column table:default-cell-style-name="ACE-0x7f1ea5a9bb58" table:style-name="ACOL-8"/>
        <table:table-column table:default-cell-style-name="ACE-0x7f1ea5a9bb58" table:style-name="ACOL-9"/>
        <table:table-column table:default-cell-style-name="ACE-0x7f1ea5a9bb58" table:style-name="ACOL-0" table:number-columns-repeated="121"/>
        <table:table-row table:style-name="AROW-2">
          <table:table-cell table:style-name="ACE-0x7f1ea5a9b6b8" office:value-type="string">
            <text:p>User Name</text:p>
          </table:table-cell>
          <table:table-cell table:style-name="ACE-0x7f1ea5a9b7e0" office:value-type="string">
            <text:p>Password</text:p>
          </table:table-cell>
          <table:table-cell table:style-name="ACE-0x7f1ea5a9b0f0" office:value-type="string">
            <text:p>SearchTextName</text:p>
          </table:table-cell>
          <table:table-cell table:style-name="ACE-0x7f1ea5a9b590" office:value-type="string">
            <text:p>Device Catg</text:p>
          </table:table-cell>
          <table:table-cell table:style-name="ACE-0x7f1ea5a9b468" office:value-type="string">
            <text:p>prodQuantity</text:p>
          </table:table-cell>
          <table:table-cell table:number-columns-repeated="123" table:style-name="ACE-0x7f1ea5a9bb58"/>
        </table:table-row>
        <table:table-row table:style-name="AROW-2">
          <table:table-cell table:style-name="ACE-0x7f1ea5a9b340" office:value-type="string">
            <text:p>testapiuser@shopclues.com</text:p>
          </table:table-cell>
          <table:table-cell table:style-name="ACE-0x7f1ea5a9ba30" office:value-type="string">
            <text:p>e10adc3949ba59abbe56e057f20f883e</text:p>
          </table:table-cell>
          <table:table-cell table:style-name="ACE-0x7f1ea5a9ba30" office:value-type="string">
            <text:p>MoserBaer 8GB USB Pen Drive Swiel</text:p>
          </table:table-cell>
          <table:table-cell table:style-name="ACE-0x7f1ea5a9ba30" office:value-type="string">
            <text:p>Storage Device Special</text:p>
          </table:table-cell>
          <table:table-cell table:style-name="ACE-0x7f1ea5a9b908" office:value-type="string">
            <text:p>0</text:p>
          </table:table-cell>
          <table:table-cell table:style-name="ACE-0x7f1ea5a9bda8"/>
          <table:table-cell table:number-columns-repeated="122" table:style-name="ACE-0x7f1ea5a9bb58"/>
        </table:table-row>
        <table:table-row table:style-name="AROW-4">
          <table:table-cell table:number-columns-repeated="3" table:style-name="ACE-0x7f1ea5a9bb58"/>
          <table:table-cell table:style-name="ACE-0x7f1ea5a99e70"/>
          <table:table-cell table:style-name="ACE-0x7f1ea5a9b218"/>
          <table:table-cell table:number-columns-repeated="123" table:style-name="ACE-0x7f1ea5a9bb5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3_TestData'.$A$1"/>
          <table:named-expression table:name="Sheet_Title" table:expression="of:=&quot;MQA3_TestData&quot;" table:base-cell-address="$'M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4_TestData" table:style-name="ta-0x7f1ea5a7e7f0" table:print="false">
        <office:forms form:automatic-focus="false" form:apply-design-mode="false">
          <form:form/>
        </office:forms>
        <table:table-column table:default-cell-style-name="ACE-0x7f1ea5a999d0" table:style-name="ACOL-3"/>
        <table:table-column table:default-cell-style-name="ACE-0x7f1ea5a999d0" table:style-name="ACOL-4"/>
        <table:table-column table:default-cell-style-name="ACE-0x7f1ea5a999d0" table:style-name="ACOL-5"/>
        <table:table-column table:default-cell-style-name="ACE-0x7f1ea5a999d0" table:style-name="ACOL-6"/>
        <table:table-column table:default-cell-style-name="ACE-0x7f1ea5a9cf00" table:style-name="ACOL-7"/>
        <table:table-column table:default-cell-style-name="ACE-0x7f1ea5a999d0" table:style-name="ACOL-8"/>
        <table:table-column table:default-cell-style-name="ACE-0x7f1ea5a999d0" table:style-name="ACOL-9"/>
        <table:table-column table:default-cell-style-name="ACE-0x7f1ea5a999d0" table:style-name="ACOL-0" table:number-columns-repeated="121"/>
        <table:table-row table:style-name="AROW-2">
          <table:table-cell table:style-name="ACE-0x7f1ea5a9c498" office:value-type="string">
            <text:p>User Name</text:p>
          </table:table-cell>
          <table:table-cell table:style-name="ACE-0x7f1ea5a9c248" office:value-type="string">
            <text:p>Password</text:p>
          </table:table-cell>
          <table:table-cell table:style-name="ACE-0x7f1ea5a99780" office:value-type="string">
            <text:p>SearchTextName</text:p>
          </table:table-cell>
          <table:table-cell table:style-name="ACE-0x7f1ea5a9bc80" office:value-type="string">
            <text:p>Device Catg</text:p>
          </table:table-cell>
          <table:table-cell table:style-name="ACE-0x7f1ea5a9ccb0" office:value-type="string">
            <text:p>prodQuantity</text:p>
          </table:table-cell>
          <table:table-cell table:number-columns-repeated="123" table:style-name="ACE-0x7f1ea5a999d0"/>
        </table:table-row>
        <table:table-row table:style-name="AROW-2">
          <table:table-cell table:style-name="ACE-0x7f1ea5a9c370" office:value-type="string">
            <text:p>testapiuser@shopclues.com</text:p>
          </table:table-cell>
          <table:table-cell table:style-name="ACE-0x7f1ea5a9c120" office:value-type="string">
            <text:p>e10adc3949ba59abbe56e057f20f883e</text:p>
          </table:table-cell>
          <table:table-cell table:style-name="ACE-0x7f1ea5a9c120" office:value-type="string">
            <text:p>MoserBaer 8GB USB Pen Drive Swiel</text:p>
          </table:table-cell>
          <table:table-cell table:style-name="ACE-0x7f1ea5a9c120" office:value-type="string">
            <text:p>Storage Device Special</text:p>
          </table:table-cell>
          <table:table-cell table:style-name="ACE-0x7f1ea5a9cdd8" office:value-type="string">
            <text:p>0</text:p>
          </table:table-cell>
          <table:table-cell table:style-name="ACE-0x7f1ea5a9d028"/>
          <table:table-cell table:number-columns-repeated="122" table:style-name="ACE-0x7f1ea5a999d0"/>
        </table:table-row>
        <table:table-row table:style-name="AROW-4">
          <table:table-cell table:number-columns-repeated="3" table:style-name="ACE-0x7f1ea5a999d0"/>
          <table:table-cell table:style-name="ACE-0x7f1ea5a9cb88"/>
          <table:table-cell table:style-name="ACE-0x7f1ea5a9cf00"/>
          <table:table-cell table:number-columns-repeated="123" table:style-name="ACE-0x7f1ea5a999d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4_TestData'.$A$1"/>
          <table:named-expression table:name="Sheet_Title" table:expression="of:=&quot;MQA4_TestData&quot;" table:base-cell-address="$'M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5_TestData" table:style-name="ta-0x7f1ea5a7e9e0" table:print="false">
        <office:forms form:automatic-focus="false" form:apply-design-mode="false">
          <form:form/>
        </office:forms>
        <table:table-column table:default-cell-style-name="ACE-0x7f1ea5a9d150" table:style-name="ACOL-3"/>
        <table:table-column table:default-cell-style-name="ACE-0x7f1ea5a9d150" table:style-name="ACOL-4"/>
        <table:table-column table:default-cell-style-name="ACE-0x7f1ea5a9d150" table:style-name="ACOL-5"/>
        <table:table-column table:default-cell-style-name="ACE-0x7f1ea5a9d150" table:style-name="ACOL-6"/>
        <table:table-column table:default-cell-style-name="ACE-0x7f1ea627ea70" table:style-name="ACOL-7"/>
        <table:table-column table:default-cell-style-name="ACE-0x7f1ea5a9d150" table:style-name="ACOL-8"/>
        <table:table-column table:default-cell-style-name="ACE-0x7f1ea5a9d150" table:style-name="ACOL-9"/>
        <table:table-column table:default-cell-style-name="ACE-0x7f1ea5a9d150" table:style-name="ACOL-0" table:number-columns-repeated="121"/>
        <table:table-row table:style-name="AROW-2">
          <table:table-cell table:style-name="ACE-0x7f1ea627e008" office:value-type="string">
            <text:p>User Name</text:p>
          </table:table-cell>
          <table:table-cell table:style-name="ACE-0x7f1ea627e258" office:value-type="string">
            <text:p>Password</text:p>
          </table:table-cell>
          <table:table-cell table:style-name="ACE-0x7f1ea627e4a8" office:value-type="string">
            <text:p>SearchTextName</text:p>
          </table:table-cell>
          <table:table-cell table:style-name="ACE-0x7f1ea627e5d0" office:value-type="string">
            <text:p>Device Catg</text:p>
          </table:table-cell>
          <table:table-cell table:style-name="ACE-0x7f1ea627e820" office:value-type="string">
            <text:p>prodQuantity</text:p>
          </table:table-cell>
          <table:table-cell table:number-columns-repeated="123" table:style-name="ACE-0x7f1ea5a9d150"/>
        </table:table-row>
        <table:table-row table:style-name="AROW-2">
          <table:table-cell table:style-name="ACE-0x7f1ea627e130" office:value-type="string">
            <text:p>testapiuser@shopclues.com</text:p>
          </table:table-cell>
          <table:table-cell table:style-name="ACE-0x7f1ea627e380" office:value-type="string">
            <text:p>e10adc3949ba59abbe56e057f20f883e</text:p>
          </table:table-cell>
          <table:table-cell table:style-name="ACE-0x7f1ea627e380" office:value-type="string">
            <text:p>MoserBaer 8GB USB Pen Drive Swiel</text:p>
          </table:table-cell>
          <table:table-cell table:style-name="ACE-0x7f1ea627e380" office:value-type="string">
            <text:p>Storage Device Special</text:p>
          </table:table-cell>
          <table:table-cell table:style-name="ACE-0x7f1ea627e948" office:value-type="string">
            <text:p>0</text:p>
          </table:table-cell>
          <table:table-cell table:style-name="ACE-0x7f1ea627eb98"/>
          <table:table-cell table:number-columns-repeated="122" table:style-name="ACE-0x7f1ea5a9d150"/>
        </table:table-row>
        <table:table-row table:style-name="AROW-4">
          <table:table-cell table:number-columns-repeated="3" table:style-name="ACE-0x7f1ea5a9d150"/>
          <table:table-cell table:style-name="ACE-0x7f1ea627e6f8"/>
          <table:table-cell table:style-name="ACE-0x7f1ea627ea70"/>
          <table:table-cell table:number-columns-repeated="123" table:style-name="ACE-0x7f1ea5a9d15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5_TestData'.$A$1"/>
          <table:named-expression table:name="Sheet_Title" table:expression="of:=&quot;MQA5_TestData&quot;" table:base-cell-address="$'M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text-style style:name="ND.0">
      <number:text-content/>
    </number:text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1ea5ad7ef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ea5ad29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ea61966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ea61f678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ea6234ae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ea622de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1ea5a7e030" style:display-name="TestCase" style:page-layout-name="pl-0x7f1ea5ad7ef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ea5a7e220" style:display-name="MQA1_TestData" style:page-layout-name="pl-0x7f1ea5ad29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ea5a7e410" style:display-name="MQA2_TestData" style:page-layout-name="pl-0x7f1ea61966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ea5a7e600" style:display-name="MQA3_TestData" style:page-layout-name="pl-0x7f1ea61f67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ea5a7e7f0" style:display-name="MQA4_TestData" style:page-layout-name="pl-0x7f1ea6234ae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ea5a7e9e0" style:display-name="MQA5_TestData" style:page-layout-name="pl-0x7f1ea622de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1:29:35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